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roman" style:font-pitch="variable"/>
    <style:font-face style:name="Merriweather" svg:font-family="Merriweather" style:font-family-generic="roman" style:font-pitch="variable"/>
    <style:font-face style:name="Open Sans" svg:font-family="'Open Sans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Merriweather1" svg:font-family="Merriweather" style:font-family-generic="system" style:font-pitch="variable"/>
    <style:font-face style:name="Noto Sans CJK SC" svg:font-family="'Noto Sans CJK SC'" style:font-family-generic="system" style:font-pitch="variable"/>
    <style:font-face style:name="Open Sans1" svg:font-family="'Open Sans'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Table1" style:family="table">
      <style:table-properties style:width="7.2708in" fo:margin-left="0in" fo:margin-top="0in" fo:margin-bottom="0in" fo:break-before="auto" fo:break-after="auto" table:align="left" style:writing-mode="lr-tb"/>
    </style:style>
    <style:style style:name="Table1.A" style:family="table-column">
      <style:table-column-properties style:column-width="4.9688in"/>
    </style:style>
    <style:style style:name="Table1.B" style:family="table-column">
      <style:table-column-properties style:column-width="2.3021in"/>
    </style:style>
    <style:style style:name="Table1.1" style:family="table-row">
      <style:table-row-properties style:min-row-height="1.0313in" fo:keep-together="auto"/>
    </style:style>
    <style:style style:name="Table1.A1" style:family="table-cell">
      <style:table-cell-properties style:vertical-align="" fo:background-color="transparent" fo:padding="0.1in" fo:border="none">
        <style:background-image/>
      </style:table-cell-properties>
    </style:style>
    <style:style style:name="Table1.2" style:family="table-row">
      <style:table-row-properties style:min-row-height="8.1667in" fo:keep-together="auto"/>
    </style:style>
    <style:style style:name="P1" style:family="paragraph" style:parent-style-name="Heading_20_1">
      <loext:graphic-properties draw:fill="none" draw:fill-color="#ffffff"/>
      <style:paragraph-properties fo:background-color="transparent" fo:padding="0in" fo:border="none"/>
    </style:style>
    <style:style style:name="P2" style:family="paragraph" style:parent-style-name="Heading_20_2">
      <loext:graphic-properties draw:fill="none" draw:fill-color="#ffffff"/>
      <style:paragraph-properties fo:background-color="transparent" fo:padding="0in" fo:border="none"/>
    </style:style>
    <style:style style:name="P3" style:family="paragraph" style:parent-style-name="Subtitle">
      <loext:graphic-properties draw:fill="none" draw:fill-color="#ffffff"/>
      <style:paragraph-properties fo:background-color="transparent" fo:padding="0in" fo:border="none"/>
    </style:style>
    <style:style style:name="P4" style:family="paragraph" style:parent-style-name="Title">
      <loext:graphic-properties draw:fill="none" draw:fill-color="#ffffff"/>
      <style:paragraph-properties fo:background-color="transparent" fo:padding="0in" fo:border="none"/>
    </style:style>
    <style:style style:name="P5" style:family="paragraph" style:parent-style-name="normal">
      <loext:graphic-properties draw:fill="none" draw:fill-color="#ffffff"/>
      <style:paragraph-properties fo:background-color="transparent" fo:padding="0in" fo:border="none"/>
    </style:style>
    <style:style style:name="P6" style:family="paragraph" style:parent-style-name="normal">
      <loext:graphic-properties draw:fill="none" draw:fill-color="#ffffff"/>
      <style:paragraph-properties fo:break-before="auto" fo:break-after="auto" fo:background-color="transparent" fo:padding="0in" fo:border="none"/>
    </style:style>
    <style:style style:name="P7" style:family="paragraph" style:parent-style-name="normal">
      <style:paragraph-properties fo:margin-top="0in" fo:margin-bottom="0in" loext:contextual-spacing="false" fo:line-height="100%"/>
    </style:style>
    <style:style style:name="P8" style:family="paragraph" style:parent-style-name="normal">
      <style:paragraph-properties fo:margin-top="0in" fo:margin-bottom="0in" loext:contextual-spacing="false" fo:line-height="100%"/>
      <style:text-properties fo:font-size="11pt" fo:font-style="italic" fo:font-weight="bold" style:font-size-asian="11pt" style:font-style-asian="italic" style:font-weight-asian="bold" style:font-size-complex="11pt"/>
    </style:style>
    <style:style style:name="P9" style:family="paragraph" style:parent-style-name="normal">
      <style:paragraph-properties fo:margin-left="0.5in" fo:margin-right="0.2083in" fo:margin-top="0in" fo:margin-bottom="0in" loext:contextual-spacing="false" fo:line-height="100%" fo:text-indent="0in" style:auto-text-indent="false"/>
    </style:style>
    <style:style style:name="P10" style:family="paragraph" style:parent-style-name="normal">
      <loext:graphic-properties draw:fill="none" draw:fill-color="#ffffff"/>
      <style:paragraph-properties fo:margin-left="0in" fo:margin-right="0.2083in" fo:margin-top="0.0835in" fo:margin-bottom="0in" loext:contextual-spacing="false" fo:line-height="130%" fo:text-align="start" style:justify-single-word="false" fo:keep-together="auto" fo:orphans="0" fo:widows="0" fo:text-indent="0in" style:auto-text-indent="false" fo:background-color="transparent" fo:padding="0in" fo:border="none" fo:keep-with-next="auto"/>
    </style:style>
    <style:style style:name="P11" style:family="paragraph" style:parent-style-name="normal">
      <loext:graphic-properties draw:fill="none" draw:fill-color="#ffffff"/>
      <style:paragraph-properties fo:margin-left="0in" fo:margin-right="0.2083in" fo:margin-top="0.0835in" fo:margin-bottom="0in" loext:contextual-spacing="false" fo:line-height="130%" fo:text-align="start" style:justify-single-word="false" fo:orphans="0" fo:widows="0" fo:text-indent="0in" style:auto-text-indent="false" fo:background-color="transparent" fo:padding="0in" fo:border="none"/>
      <style:text-properties officeooo:rsid="000e5217" officeooo:paragraph-rsid="000e5217"/>
    </style:style>
    <style:style style:name="P12" style:family="paragraph" style:parent-style-name="normal">
      <loext:graphic-properties draw:fill="none" draw:fill-color="#ffffff"/>
      <style:paragraph-properties fo:margin-top="0.222in" fo:margin-bottom="0in" loext:contextual-spacing="false" fo:line-height="110%" fo:background-color="transparent" fo:padding="0in" fo:border="none"/>
    </style:style>
    <style:style style:name="P13" style:family="paragraph" style:parent-style-name="Heading_20_2">
      <loext:graphic-properties draw:fill="none" draw:fill-color="#ffffff"/>
      <style:paragraph-properties fo:background-color="transparent" fo:padding="0in" fo:border="none"/>
      <style:text-properties fo:font-style="italic" style:font-style-asian="italic"/>
    </style:style>
    <style:style style:name="P14" style:family="paragraph" style:parent-style-name="Heading_20_3" style:list-style-name="WWNum5">
      <loext:graphic-properties draw:fill="none" draw:fill-color="#ffffff"/>
      <style:paragraph-properties fo:margin-left="0.5in" fo:margin-right="0.2083in" fo:margin-top="0.0693in" fo:margin-bottom="0in" loext:contextual-spacing="false" fo:text-indent="-0.25in" style:auto-text-indent="false" fo:background-color="transparent" fo:padding="0in" fo:border="none"/>
      <style:text-properties style:font-name="Merriweather" fo:font-size="9pt" style:font-name-asian="Merriweather1" style:font-size-asian="9pt" style:font-name-complex="Merriweather1" style:font-size-complex="9pt"/>
    </style:style>
    <style:style style:name="P15" style:family="paragraph" style:parent-style-name="Heading_20_3" style:list-style-name="WWNum5">
      <loext:graphic-properties draw:fill="none" draw:fill-color="#ffffff"/>
      <style:paragraph-properties fo:margin-left="0.5in" fo:margin-right="0.2083in" fo:margin-top="0in" fo:margin-bottom="0in" loext:contextual-spacing="false" fo:text-indent="-0.25in" style:auto-text-indent="false" fo:background-color="transparent" fo:padding="0in" fo:border="none"/>
      <style:text-properties style:font-name="Merriweather" fo:font-size="9pt" style:font-name-asian="Merriweather1" style:font-size-asian="9pt" style:font-name-complex="Merriweather1" style:font-size-complex="9pt"/>
    </style:style>
    <style:style style:name="P16" style:family="paragraph" style:parent-style-name="normal" style:master-page-name="Standard">
      <loext:graphic-properties draw:fill="none" draw:fill-color="#ffffff"/>
      <style:paragraph-properties fo:line-height="100%" style:page-number="1" fo:break-before="auto" fo:break-after="auto" fo:background-color="transparent" fo:padding="0in" fo:border="none"/>
      <style:text-properties fo:font-size="6pt" style:font-size-asian="6pt" style:font-size-complex="6pt"/>
    </style:style>
    <style:style style:name="P17" style:family="paragraph" style:parent-style-name="normal">
      <loext:graphic-properties draw:fill="none" draw:fill-color="#ffffff"/>
      <style:paragraph-properties fo:margin-top="0in" fo:margin-bottom="0in" loext:contextual-spacing="false" fo:line-height="115%" fo:background-color="transparent" fo:padding="0in" fo:border="none"/>
      <style:text-properties fo:color="#000000" style:font-name="Open Sans" style:font-name-asian="Open Sans1" style:font-name-complex="Open Sans1"/>
    </style:style>
    <style:style style:name="P18" style:family="paragraph" style:parent-style-name="normal">
      <loext:graphic-properties draw:fill="none" draw:fill-color="#ffffff"/>
      <style:paragraph-properties fo:margin-top="0in" fo:margin-bottom="0in" loext:contextual-spacing="false" fo:line-height="115%" fo:background-color="transparent" fo:padding="0in" fo:border="none"/>
      <style:text-properties fo:color="#000000" style:font-name="Open Sans" fo:font-weight="bold" style:font-name-asian="Open Sans1" style:font-weight-asian="bold" style:font-name-complex="Open Sans1"/>
    </style:style>
    <style:style style:name="P19" style:family="paragraph" style:parent-style-name="normal">
      <style:paragraph-properties fo:margin-top="0in" fo:margin-bottom="0in" loext:contextual-spacing="false" fo:line-height="100%"/>
      <style:text-properties fo:font-size="11pt" fo:font-style="italic" fo:font-weight="bold" style:font-size-asian="11pt" style:font-style-asian="italic" style:font-weight-asian="bold" style:font-size-complex="11pt"/>
    </style:style>
    <style:style style:name="P20" style:family="paragraph" style:parent-style-name="normal">
      <style:text-properties fo:font-size="14pt" fo:font-weight="bold" style:font-size-asian="14pt" style:font-weight-asian="bold" style:font-size-complex="14pt"/>
    </style:style>
    <style:style style:name="P21" style:family="paragraph" style:parent-style-name="normal">
      <style:text-properties fo:font-size="11pt" style:font-size-asian="11pt" style:font-size-complex="11pt"/>
    </style:style>
    <style:style style:name="P22" style:family="paragraph" style:parent-style-name="normal" style:list-style-name="WWNum2">
      <style:paragraph-properties fo:margin-left="0.5in" fo:margin-right="0.2083in" fo:margin-top="0in" fo:margin-bottom="0in" loext:contextual-spacing="false" fo:line-height="100%" fo:text-indent="-0.25in" style:auto-text-indent="false"/>
    </style:style>
    <style:style style:name="P23" style:family="paragraph" style:parent-style-name="normal" style:list-style-name="WWNum5">
      <style:paragraph-properties fo:margin-left="0.5in" fo:margin-right="0.2083in" fo:margin-top="0in" fo:margin-bottom="0in" loext:contextual-spacing="false" fo:line-height="100%" fo:text-indent="-0.25in" style:auto-text-indent="false"/>
    </style:style>
    <style:style style:name="P24" style:family="paragraph" style:parent-style-name="normal" style:list-style-name="WWNum7">
      <style:paragraph-properties fo:margin-left="0.5in" fo:margin-right="0.2083in" fo:margin-top="0in" fo:margin-bottom="0in" loext:contextual-spacing="false" fo:line-height="100%" fo:text-indent="-0.25in" style:auto-text-indent="false"/>
    </style:style>
    <style:style style:name="P25" style:family="paragraph" style:parent-style-name="normal" style:list-style-name="WWNum3">
      <style:paragraph-properties fo:margin-left="0.5in" fo:margin-right="0.2083in" fo:margin-top="0in" fo:margin-bottom="0in" loext:contextual-spacing="false" fo:line-height="138%" fo:text-indent="-0.25in" style:auto-text-indent="false"/>
      <style:text-properties style:font-name="Arial" style:font-name-asian="Arial1" style:font-name-complex="Arial1"/>
    </style:style>
    <style:style style:name="P26" style:family="paragraph" style:parent-style-name="normal" style:list-style-name="WWNum6">
      <style:paragraph-properties fo:margin-left="0.5in" fo:margin-right="0.2083in" fo:margin-top="0in" fo:margin-bottom="0in" loext:contextual-spacing="false" fo:text-indent="-0.25in" style:auto-text-indent="false"/>
    </style:style>
    <style:style style:name="P27" style:family="paragraph" style:parent-style-name="normal" style:list-style-name="WWNum6">
      <loext:graphic-properties draw:fill="none" draw:fill-color="#ffffff"/>
      <style:paragraph-properties fo:margin-left="0.5in" fo:margin-right="0.2083in" fo:margin-top="0in" fo:margin-bottom="0in" loext:contextual-spacing="false" fo:text-indent="-0.25in" style:auto-text-indent="false" fo:background-color="transparent" fo:padding="0in" fo:border="none"/>
    </style:style>
    <style:style style:name="P28" style:family="paragraph" style:parent-style-name="normal" style:list-style-name="WWNum6">
      <loext:graphic-properties draw:fill="none" draw:fill-color="#ffffff"/>
      <style:paragraph-properties fo:margin-left="0.5in" fo:margin-right="0.2083in" fo:margin-top="0.0835in" fo:margin-bottom="0in" loext:contextual-spacing="false" fo:text-indent="-0.25in" style:auto-text-indent="false" fo:background-color="transparent" fo:padding="0in" fo:border="none"/>
    </style:style>
    <style:style style:name="P29" style:family="paragraph" style:parent-style-name="normal" style:list-style-name="WWNum6">
      <style:paragraph-properties fo:margin-left="0.5in" fo:margin-right="0.2083in" fo:margin-top="0.0835in" fo:margin-bottom="0in" loext:contextual-spacing="false" fo:text-indent="-0.25in" style:auto-text-indent="false"/>
    </style:style>
    <style:style style:name="P30" style:family="paragraph" style:parent-style-name="normal">
      <loext:graphic-properties draw:fill="none" draw:fill-color="#ffffff"/>
      <style:paragraph-properties fo:background-color="transparent" fo:padding="0in" fo:border="none"/>
      <style:text-properties fo:font-size="11pt" style:font-size-asian="11pt" style:font-size-complex="11pt"/>
    </style:style>
    <style:style style:name="P31" style:family="paragraph" style:parent-style-name="normal">
      <loext:graphic-properties draw:fill="none" draw:fill-color="#ffffff"/>
      <style:paragraph-properties fo:background-color="transparent" fo:padding="0in" fo:border="none"/>
      <style:text-properties fo:font-size="14pt" fo:font-weight="bold" style:font-size-asian="14pt" style:font-weight-asian="bold" style:font-size-complex="14pt"/>
    </style:style>
    <style:style style:name="P32" style:family="paragraph" style:parent-style-name="normal" style:list-style-name="WWNum4">
      <loext:graphic-properties draw:fill="none" draw:fill-color="#ffffff"/>
      <style:paragraph-properties fo:margin-left="0in" fo:margin-right="0.2083in" fo:margin-top="0.222in" fo:margin-bottom="0in" loext:contextual-spacing="false" fo:line-height="110%" fo:text-indent="0in" style:auto-text-indent="false" fo:background-color="transparent" fo:padding="0in" fo:border="none"/>
    </style:style>
    <style:style style:name="P33" style:family="paragraph" style:parent-style-name="normal" style:list-style-name="WWNum4">
      <loext:graphic-properties draw:fill="none" draw:fill-color="#ffffff"/>
      <style:paragraph-properties fo:margin-left="0in" fo:margin-right="0.2083in" fo:margin-top="0in" fo:margin-bottom="0in" loext:contextual-spacing="false" fo:line-height="110%" fo:text-indent="0in" style:auto-text-indent="false" fo:background-color="transparent" fo:padding="0in" fo:border="none"/>
      <style:text-properties style:text-underline-style="none"/>
    </style:style>
    <style:style style:name="P34" style:family="paragraph" style:parent-style-name="normal" style:list-style-name="WWNum4">
      <loext:graphic-properties draw:fill="none" draw:fill-color="#ffffff"/>
      <style:paragraph-properties fo:margin-left="0in" fo:margin-right="0.2083in" fo:margin-top="0in" fo:margin-bottom="0in" loext:contextual-spacing="false" fo:line-height="110%" fo:text-indent="0in" style:auto-text-indent="false" fo:background-color="transparent" fo:padding="0in" fo:border="none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font-weight="bold" style:font-size-asian="14pt" style:font-weight-asian="bold" style:font-size-complex="14pt"/>
    </style:style>
    <style:style style:name="T3" style:family="text">
      <style:text-properties fo:font-weight="normal" style:font-weight-asian="normal"/>
    </style:style>
    <style:style style:name="T4" style:family="text">
      <style:text-properties fo:font-size="11pt" fo:font-weight="bold" style:font-size-asian="11pt" style:font-weight-asian="bold" style:font-size-complex="11pt"/>
    </style:style>
    <style:style style:name="T5" style:family="text">
      <style:text-properties fo:font-size="11pt" style:font-size-asian="11pt" style:font-size-complex="11pt"/>
    </style:style>
    <style:style style:name="T6" style:family="text">
      <style:text-properties officeooo:rsid="0010d01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<text:s text:c="2"/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4"><text:bookmark text:name="_x8fm1uorkbaw"/>Katherine Breinig</text:p>
            <text:p text:style-name="P7">GPA: <text:span text:style-name="T6">Highschool </text:span>3.8<text:span text:style-name="T6">6</text:span>/<text:span text:style-name="T6">College </text:span>4.0</text:p>
            <text:p text:style-name="P3"><text:bookmark text:name="_ymi089liagec"/></text:p>
          </table:table-cell>
          <table:table-cell table:style-name="Table1.A1" office:value-type="string">
            <text:p text:style-name="P17">6425 W Bloomingdale Ave</text:p>
            <text:p text:style-name="P17">Chicago, IL 60707</text:p>
            <text:p text:style-name="P18">(773) 597-5249</text:p>
            <text:p text:style-name="P18">Kgbreinig@gmail.com</text:p>
          </table:table-cell>
        </table:table-row>
        <table:table-row table:style-name="Table1.2">
          <table:table-cell table:style-name="Table1.A1" office:value-type="string">
            <text:p text:style-name="P1"><text:bookmark text:name="_y7d3xdxnr44m"/>EXPERIENCE</text:p>
            <text:p text:style-name="P2"><text:bookmark text:name="_rfgvkg2ifhfd"/><text:span text:style-name="T1">Brookfield Zoo</text:span>, <text:span text:style-name="T3">8400 31st Street Brookfield, IL</text:span></text:p>
            <text:p text:style-name="P7"/>
            <text:p text:style-name="P7">2004-2020</text:p>
            <text:p text:style-name="P13"><text:bookmark text:name="_mkzmfk7i2yya"/>Assistant Roving Naturalist</text:p>
            <text:list xml:id="list3376821163" text:style-name="WWNum2">
              <text:list-item>
                <text:p text:style-name="P22">Wrote and presented chats</text:p>
              </text:list-item>
              <text:list-item>
                <text:p text:style-name="P22">Taught using live animals on Critter Cart</text:p>
              </text:list-item>
              <text:list-item>
                <text:p text:style-name="P22">Engaged and Educated guests at Habitat Africa the Forest</text:p>
              </text:list-item>
            </text:list>
            <text:p text:style-name="P13"><text:bookmark text:name="_mrtnsknujz8t"/>King Conservation Science Scholars </text:p>
            <text:list xml:id="list4021547455" text:style-name="WWNum5">
              <text:list-item>
                <text:p text:style-name="P14"><text:bookmark text:name="_n64fgzu3lwuy"/><text:s/>Actively engaged with diverse guests conveying animal science and <text:s/>conservation content with all ages <text:s/></text:p>
              </text:list-item>
              <text:list-item>
                <text:p text:style-name="P23">Participating in team building workshops and field trips</text:p>
              </text:list-item>
              <text:list-item>
                <text:p text:style-name="P15"><text:bookmark text:name="_xgzmuy4b7mvc"/>Attended <text:s/>science, career, and conservation classes</text:p>
              </text:list-item>
              <text:list-item>
                <text:p text:style-name="P23">Earned 500+ service hours to date</text:p>
              </text:list-item>
            </text:list>
            <text:p text:style-name="P8"/>
            <text:p text:style-name="P8">High Flyers</text:p>
            <text:list xml:id="list3947745510" text:style-name="WWNum7">
              <text:list-item>
                <text:p text:style-name="P24">Animal operservation </text:p>
              </text:list-item>
            </text:list>
            <text:p text:style-name="P9"/>
            <text:p text:style-name="P5"><text:span text:style-name="T2">Science Teacher</text:span><text:span text:style-name="T4">, </text:span><text:span text:style-name="T5">Berwyn</text:span></text:p>
            <text:p text:style-name="P30">2016-2018</text:p>
            <text:list xml:id="list3315234251" text:style-name="WWNum3">
              <text:list-item>
                <text:p text:style-name="P25">Developed hands on science activities for 1-2 elementary students</text:p>
              </text:list-item>
              <text:list-item>
                <text:p text:style-name="P25">Implemented engaging experiments</text:p>
              </text:list-item>
              <text:list-item>
                <text:p text:style-name="P25">Evaluated success of each lesson</text:p>
              </text:list-item>
              <text:list-item>
                <text:p text:style-name="P25">Coordinated educational Field trips</text:p>
              </text:list-item>
            </text:list>
            <text:p text:style-name="P31">CYIA</text:p>
            <text:p text:style-name="P30">2018, 2020</text:p>
            <text:list xml:id="list1461274506" text:style-name="WWNum6">
              <text:list-item>
                <text:p text:style-name="P28">Utilized skills and ran with peers the Five Day Clubs</text:p>
              </text:list-item>
              <text:list-item>
                <text:p text:style-name="P27">Partook in a ten day intensive leadership training class</text:p>
              </text:list-item>
            </text:list>
            <text:p text:style-name="P20">Exelon STEM Academy </text:p>
            <text:p text:style-name="P21">2020</text:p>
            <text:list xml:id="list184849896662260" text:continue-numbering="true" text:style-name="WWNum6">
              <text:list-item>
                <text:p text:style-name="P29">Business and leadership skills</text:p>
              </text:list-item>
              <text:list-item>
                <text:p text:style-name="P26">STEM skills</text:p>
              </text:list-item>
            </text:list>
          </table:table-cell>
          <table:table-cell table:style-name="Table1.A1" office:value-type="string">
            <text:p text:style-name="P1"><text:bookmark text:name="_suaic7gqhxu5"/>SKILLS</text:p>
            <text:list xml:id="list1568448091" text:style-name="WWNum4">
              <text:list-item>
                <text:p text:style-name="P32">Works well with all ages</text:p>
              </text:list-item>
              <text:list-item>
                <text:p text:style-name="P33"/>
              </text:list-item>
              <text:list-item>
                <text:p text:style-name="P34">Photography</text:p>
              </text:list-item>
              <text:list-item>
                <text:p text:style-name="P33"/>
              </text:list-item>
              <text:list-item>
                <text:p text:style-name="P34">Ability to share complex ideas in understandable way</text:p>
              </text:list-item>
              <text:list-item>
                <text:p text:style-name="P33"/>
              </text:list-item>
              <text:list-item>
                <text:p text:style-name="P34">Hardworking and helpful</text:p>
              </text:list-item>
            </text:list>
            <text:p text:style-name="P12">Music-Flute</text:p>
            <text:p text:style-name="P12">Cooking/baking</text:p>
            <text:p text:style-name="P12">Enjoys learning</text:p>
            <text:p text:style-name="P12">Creative</text:p>
            <text:p text:style-name="P12">Problem solver</text:p>
            <text:p text:style-name="P12">Office 365 Applications</text:p>
            <text:p text:style-name="P1"><text:bookmark text:name="_tuxh7mwdaxox"/>AWARDS</text:p>
            <text:p text:style-name="P10">NAI Certified Interpretive Guide</text:p>
            <text:p text:style-name="P10">Girl Scout Silver Award</text:p>
            <text:p text:style-name="P11">Girl Scout Gold Award</text:p>
            <text:p text:style-name="P10">The Girl Scout Gold and Silver Torch Award</text:p>
            <text:p text:style-name="P10">32+ Girl Scout Patches and Badges to date</text:p>
            <text:p text:style-name="P10">CYIA Certificate</text:p>
            <text:p text:style-name="P10"><text:soft-page-break/>Third Place in Latin Certamen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roman" style:font-pitch="variable"/>
    <style:font-face style:name="Merriweather" svg:font-family="Merriweather" style:font-family-generic="roman" style:font-pitch="variable"/>
    <style:font-face style:name="Open Sans" svg:font-family="'Open Sans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Merriweather1" svg:font-family="Merriweather" style:font-family-generic="system" style:font-pitch="variable"/>
    <style:font-face style:name="Noto Sans CJK SC" svg:font-family="'Noto Sans CJK SC'" style:font-family-generic="system" style:font-pitch="variable"/>
    <style:font-face style:name="Open Sans1" svg:font-family="'Open Sans'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666666" style:font-name="Merriweather" fo:font-size="9pt" fo:language="en" fo:country="none" style:letter-kerning="false" style:font-name-asian="Merriweather1" style:font-size-asian="9pt" style:language-asian="zh" style:country-asian="CN" style:font-name-complex="Merriweather1" style:font-size-complex="9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fo:color="#666666" style:font-name="Merriweather" fo:font-size="9pt" fo:language="en" fo:country="none" style:letter-kerning="false" style:font-name-asian="Merriweather1" style:font-size-asian="9pt" style:language-asian="zh" style:country-asian="CN" style:font-name-complex="Merriweather1" style:font-size-complex="9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" style:family="paragraph" style:default-outline-level="">
      <style:paragraph-properties fo:margin-left="0in" fo:margin-right="0.2083in" fo:margin-top="0.0835in" fo:margin-bottom="0in" loext:contextual-spacing="false" fo:line-height="130%" fo:text-align="start" style:justify-single-word="false" fo:orphans="0" fo:widows="0" fo:text-indent="0in" style:auto-text-indent="false" style:writing-mode="lr-tb"/>
    </style:style>
    <style:style style:name="Heading_20_1" style:display-name="Heading 1" style:family="paragraph" style:parent-style-name="normal" style:next-style-name="normal" style:default-outline-level="" style:class="text">
      <style:paragraph-properties fo:margin-top="0.4165in" fo:margin-bottom="0in" loext:contextual-spacing="false" fo:line-height="100%" fo:break-before="auto" fo:break-after="auto"/>
      <style:text-properties fo:color="#2079c7" style:font-name="Open Sans" fo:font-family="'Open Sans'" style:font-family-generic="roman" style:font-pitch="variable" fo:font-weight="bold" style:font-name-asian="Open Sans1" style:font-family-asian="'Open Sans'" style:font-family-generic-asian="system" style:font-pitch-asian="variable" style:font-weight-asian="bold" style:font-name-complex="Open Sans1" style:font-family-complex="'Open Sans'" style:font-family-generic-complex="system" style:font-pitch-complex="variable"/>
    </style:style>
    <style:style style:name="Heading_20_2" style:display-name="Heading 2" style:family="paragraph" style:parent-style-name="normal" style:next-style-name="normal" style:default-outline-level="" style:class="text">
      <style:paragraph-properties fo:margin-top="0.222in" fo:margin-bottom="0in" loext:contextual-spacing="false" fo:line-height="100%" fo:keep-together="always" fo:break-before="auto" fo:break-after="auto" fo:keep-with-next="always"/>
      <style:text-properties fo:color="#000000" fo:font-size="11pt" fo:font-weight="bold" style:font-size-asian="11pt" style:font-weight-asian="bold" style:font-size-complex="11pt"/>
    </style:style>
    <style:style style:name="Heading_20_3" style:display-name="Heading 3" style:family="paragraph" style:parent-style-name="normal" style:next-style-name="normal" style:default-outline-level="" style:class="text">
      <style:paragraph-properties fo:margin-top="0.0693in" fo:margin-bottom="0.0693in" loext:contextual-spacing="false" fo:line-height="100%" fo:keep-together="always" fo:break-before="auto" fo:break-after="auto" fo:keep-with-next="always"/>
      <style:text-properties fo:color="#666666" style:font-name="Open Sans" fo:font-family="'Open Sans'" style:font-family-generic="roman" style:font-pitch="variable" fo:font-size="8pt" style:font-name-asian="Open Sans1" style:font-family-asian="'Open Sans'" style:font-family-generic-asian="system" style:font-pitch-asian="variable" style:font-size-asian="8pt" style:font-name-complex="Open Sans1" style:font-family-complex="'Open Sans'" style:font-family-generic-complex="system" style:font-pitch-complex="variable" style:font-size-complex="8pt"/>
    </style:style>
    <style:style style:name="Heading_20_4" style:display-name="Heading 4" style:family="paragraph" style:parent-style-name="normal" style:next-style-name="normal" style:default-outline-level="" style:class="text">
      <style:paragraph-properties fo:margin-top="0.111in" fo:margin-bottom="0in" loext:contextual-spacing="false" fo:line-height="100%" fo:keep-together="always" fo:break-before="auto" fo:break-after="auto" fo:keep-with-next="always"/>
      <style:text-properties fo:color="#666666" style:font-name="Trebuchet MS" fo:font-family="'Trebuchet MS'" style:font-family-generic="roman" style:font-pitch="variable" fo:font-size="11pt" style:text-underline-style="solid" style:text-underline-width="auto" style:text-underline-color="font-color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5" style:display-name="Heading 5" style:family="paragraph" style:parent-style-name="normal" style:next-style-name="normal" style:default-outline-level="" style:class="text">
      <style:paragraph-properties fo:margin-top="0.111in" fo:margin-bottom="0in" loext:contextual-spacing="false" fo:line-height="100%" fo:keep-together="always" fo:break-before="auto" fo:break-after="auto" fo:keep-with-next="always"/>
      <style:text-properties fo:color="#666666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normal" style:default-outline-level="" style:class="text">
      <style:paragraph-properties fo:margin-top="0.111in" fo:margin-bottom="0in" loext:contextual-spacing="false" fo:line-height="100%" fo:keep-together="always" fo:break-before="auto" fo:break-after="auto" fo:keep-with-next="always"/>
      <style:text-properties fo:color="#666666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normal" style:default-outline-level="" style:class="chapter">
      <style:paragraph-properties fo:margin-top="0in" fo:margin-bottom="0.0835in" loext:contextual-spacing="false" fo:line-height="100%" fo:break-before="auto" fo:break-after="auto"/>
      <style:text-properties fo:color="#000000" fo:font-size="36pt" fo:font-weight="bold" style:font-size-asian="36pt" style:font-weight-asian="bold" style:font-size-complex="36pt"/>
    </style:style>
    <style:style style:name="Subtitle" style:family="paragraph" style:parent-style-name="normal" style:next-style-name="normal" style:default-outline-level="" style:class="chapter">
      <style:paragraph-properties fo:margin-top="0in" fo:margin-bottom="0in" loext:contextual-spacing="false" fo:line-height="115%" fo:break-before="auto" fo:break-after="auto"/>
      <style:text-properties fo:color="#000000" style:font-name="Open Sans" fo:font-family="'Open Sans'" style:font-family-generic="roman" style:font-pitch="variable" style:font-name-asian="Open Sans1" style:font-family-asian="'Open Sans'" style:font-family-generic-asian="system" style:font-pitch-asian="variable" style:font-name-complex="Open Sans1" style:font-family-complex="'Open Sans'" style:font-family-generic-complex="system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text:bullet-char="​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5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74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75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76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77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78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9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0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81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4in" fo:margin-bottom="0.5992in" fo:margin-left="0.5992in" fo:margin-right="0.5992in" style:writing-mode="lr-tb" style:layout-grid-color="#c0c0c0" style:layout-grid-lines="25402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dc:date>2021-09-23T18:48:48.945119355</dc:date>
    <meta:editing-duration>PT7M24S</meta:editing-duration>
    <meta:editing-cycles>2</meta:editing-cycles>
    <meta:document-statistic meta:table-count="1" meta:image-count="0" meta:object-count="0" meta:page-count="2" meta:paragraph-count="57" meta:word-count="234" meta:character-count="1468" meta:non-whitespace-character-count="1300"/>
  </office:meta>
</office:document-meta>
</file>